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E000000C4B200A948.png" manifest:media-type="image/png"/>
  <manifest:file-entry manifest:full-path="Pictures/100002010000008B000000380E48FE88.png" manifest:media-type="image/png"/>
  <manifest:file-entry manifest:full-path="Pictures/1000020100000109000000AF919952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46cm" svg:height="6.171cm" svg:x="6cm" svg:y="10.6cm">
          <draw:image xlink:href="Pictures/1000020100000109000000AF919952FF.png" xlink:type="simple" xlink:show="embed" xlink:actuate="onLoad">
            <text:p/>
          </draw:image>
        </draw:frame>
        <draw:frame draw:style-name="gr1" draw:text-style-name="P1" draw:layer="layout" svg:width="3.879cm" svg:height="6.912cm" svg:x="8.2cm" svg:y="15.988cm">
          <draw:image xlink:href="Pictures/100002010000006E000000C4B200A948.png" xlink:type="simple" xlink:show="embed" xlink:actuate="onLoad">
            <text:p/>
          </draw:image>
        </draw:frame>
        <draw:frame draw:style-name="gr2" draw:layer="layout" svg:width="3.533cm" svg:height="0.962cm" svg:x="8.6cm" svg:y="22.9cm">
          <draw:text-box>
            <text:p>ACTEURS</text:p>
          </draw:text-box>
        </draw:frame>
        <draw:frame draw:style-name="gr3" draw:layer="layout" svg:width="5.1cm" svg:height="3.806cm" svg:x="3.8cm" svg:y="18.3cm">
          <draw:text-box>
            <text:p>NATIONACT='Français' </text:p>
            <text:p>OR NATIONACT='Belge'</text:p>
          </draw:text-box>
        </draw:frame>
        <draw:frame draw:style-name="gr2" draw:layer="layout" svg:width="5.125cm" svg:height="0.962cm" svg:x="8.075cm" svg:y="12.938cm">
          <draw:text-box>
            <text:p>NOM, PRENOM</text:p>
          </draw:text-box>
        </draw:frame>
        <draw:frame draw:style-name="gr1" draw:text-style-name="P1" draw:layer="layout" svg:width="4.901cm" svg:height="1.974cm" svg:x="7.999cm" svg:y="9.026cm">
          <draw:image xlink:href="Pictures/100002010000008B000000380E48FE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20:33.509565651</meta:creation-date>
    <dc:date>2018-03-08T10:34:32.336048442</dc:date>
    <meta:editing-duration>P0D</meta:editing-duration>
    <meta:editing-cycles>1</meta:editing-cycles>
    <meta:document-statistic meta:object-count="6"/>
    <meta:generator>LibreOffice/4.2.8.2$Linux_X86_64 LibreOffice_project/420m0$Build-2</meta:generator>
  </office:meta>
</office:document-meta>
</file>